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draw:textarea-vertical-align="middle" fo:min-height="11.929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Implementation 1</text:p>
          </draw:text-box>
        </draw:frame>
        <draw:frame presentation:style-name="pr2" draw:text-style-name="P1" draw:layer="layout" svg:width="25.199cm" svg:height="12.179cm" svg:x="1.4cm" svg:y="4.914cm" presentation:class="subtitle">
          <draw:text-box>
            <text:p>Original registration will be reserved to existing authentication authorities who will be hard-coded into the base contract, which is the memorabilia asset generator.</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mplementation 2</text:p>
          </draw:text-box>
        </draw:frame>
        <draw:frame presentation:style-name="pr4" draw:text-style-name="P2" draw:layer="layout" svg:width="25.199cm" svg:height="12.179cm" svg:x="1.4cm" svg:y="4.914cm" presentation:class="outline" presentation:user-transformed="true">
          <draw:text-box>
            <text:list text:style-name="L3">
              <text:list-header>
                <text:p text:style-name="P2">Each asset holds an original serial code from registration, an original description, a current owner and an up to date condition descriptor updatable by the owner.</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mplementation 3</text:p>
          </draw:text-box>
        </draw:frame>
        <draw:frame presentation:style-name="pr4" draw:text-style-name="P2" draw:layer="layout" svg:width="25.199cm" svg:height="12.179cm" svg:x="1.4cm" svg:y="4.914cm" presentation:class="outline">
          <draw:text-box>
            <text:list text:style-name="L3">
              <text:list-header>
                <text:p text:style-name="P2">An updatable owner verification field will be added for online validation before the transaction is made. The ownership can be transferred manually or in exchange for an ether amount if previously requested.</text:p>
              </text:list-header>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Deep_20_Orange" draw:display-name="Deep Orange" draw:style="linear" draw:start-color="#ff950e" draw:end-color="#c5000b"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Deep_20_Orang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ffffff"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Deep_20_Orang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30T14:46:56.246356126</meta:creation-date>
    <dc:date>2018-07-30T15:05:32.944035044</dc:date>
    <meta:editing-duration>PT6M46S</meta:editing-duration>
    <meta:editing-cycles>1</meta:editing-cycles>
    <meta:document-statistic meta:object-count="33"/>
    <meta:generator>LibreOffice/5.1.6.2$Linux_X86_64 LibreOffice_project/10m0$Build-2</meta:generator>
  </office:meta>
</office:document-meta>
</file>